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206attributes10ksteps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6attributes10ksteps.csv" table:style-name="ta1">
        <office:forms form:automatic-focus="false" form:apply-design-mode="false"/>
        <table:shapes>
          <draw:frame draw:z-index="0" draw:style-name="gr1" draw:text-style-name="P1" svg:width="159.99mm" svg:height="89.99mm" svg:x="136.77mm" svg:y="91.23mm">
            <loext:p draw:notify-on-update-of-ranges="'206attributes10ksteps.csv'.B2:'206attributes10ksteps.csv'.B64 '206attributes10ksteps.csv'.C1:'206attributes10ksteps.csv'.C1 '206attributes10ksteps.csv'.C2:'206attributes10ksteps.csv'.C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all <text:s/>tim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3881.53044" calcext:value-type="float">
            <text:p>1501593881.53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207095027" calcext:value-type="float">
            <text:p>0.720709502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3928.62659" calcext:value-type="float">
            <text:p>1501593928.6265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.8981217146" calcext:value-type="float">
            <text:p>0.898121714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3975.56264" calcext:value-type="float">
            <text:p>1501593975.56264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.8986847997" calcext:value-type="float">
            <text:p>0.898684799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022.53424" calcext:value-type="float">
            <text:p>1501594022.5342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0.9013393521" calcext:value-type="float">
            <text:p>0.901339352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069.33189" calcext:value-type="float">
            <text:p>1501594069.33189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.9444958568" calcext:value-type="float">
            <text:p>0.944495856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130.21664" calcext:value-type="float">
            <text:p>1501594130.21664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0.9662953019" calcext:value-type="float">
            <text:p>0.9662953019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177.11046" calcext:value-type="float">
            <text:p>1501594177.11046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0.9748220444" calcext:value-type="float">
            <text:p>0.9748220444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224.17693" calcext:value-type="float">
            <text:p>1501594224.17693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0.9750231504" calcext:value-type="float">
            <text:p>0.9750231504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271.04963" calcext:value-type="float">
            <text:p>1501594271.04963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0.9743795991" calcext:value-type="float">
            <text:p>0.974379599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317.99533" calcext:value-type="float">
            <text:p>1501594317.99533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0.974701345" calcext:value-type="float">
            <text:p>0.97470134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378.93777" calcext:value-type="float">
            <text:p>1501594378.93777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0.9749829173" calcext:value-type="float">
            <text:p>0.974982917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425.77123" calcext:value-type="float">
            <text:p>1501594425.77123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0.9754655361" calcext:value-type="float">
            <text:p>0.97546553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472.58213" calcext:value-type="float">
            <text:p>1501594472.5821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0.9758677483" calcext:value-type="float">
            <text:p>0.975867748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519.48755" calcext:value-type="float">
            <text:p>1501594519.48755</text:p>
          </table:table-cell>
          <table:table-cell table:style-name="ce1" office:value-type="float" office:value="2097" calcext:value-type="float">
            <text:p>2097</text:p>
          </table:table-cell>
          <table:table-cell table:style-name="ce1" office:value-type="float" office:value="0.9776777029" calcext:value-type="float">
            <text:p>0.9776777029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580.34284" calcext:value-type="float">
            <text:p>1501594580.34284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0.9814985991" calcext:value-type="float">
            <text:p>0.981498599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627.1299" calcext:value-type="float">
            <text:p>1501594627.1299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0.9823834896" calcext:value-type="float">
            <text:p>0.982383489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673.99899" calcext:value-type="float">
            <text:p>1501594673.99899</text:p>
          </table:table-cell>
          <table:table-cell table:style-name="ce1" office:value-type="float" office:value="2582" calcext:value-type="float">
            <text:p>2582</text:p>
          </table:table-cell>
          <table:table-cell table:style-name="ce1" office:value-type="float" office:value="0.9829465747" calcext:value-type="float">
            <text:p>0.982946574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720.83051" calcext:value-type="float">
            <text:p>1501594720.83051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0.9844748974" calcext:value-type="float">
            <text:p>0.9844748974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781.66843" calcext:value-type="float">
            <text:p>1501594781.66843</text:p>
          </table:table-cell>
          <table:table-cell table:style-name="ce1" office:value-type="float" office:value="2906" calcext:value-type="float">
            <text:p>2906</text:p>
          </table:table-cell>
          <table:table-cell table:style-name="ce1" office:value-type="float" office:value="0.9847162366" calcext:value-type="float">
            <text:p>0.984716236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828.54445" calcext:value-type="float">
            <text:p>1501594828.54445</text:p>
          </table:table-cell>
          <table:table-cell table:style-name="ce1" office:value-type="float" office:value="3068" calcext:value-type="float">
            <text:p>3068</text:p>
          </table:table-cell>
          <table:table-cell table:style-name="ce1" office:value-type="float" office:value="0.9853597879" calcext:value-type="float">
            <text:p>0.9853597879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875.37799" calcext:value-type="float">
            <text:p>1501594875.37799</text:p>
          </table:table-cell>
          <table:table-cell table:style-name="ce1" office:value-type="float" office:value="3230" calcext:value-type="float">
            <text:p>3230</text:p>
          </table:table-cell>
          <table:table-cell table:style-name="ce1" office:value-type="float" office:value="0.9859631062" calcext:value-type="float">
            <text:p>0.985963106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922.29369" calcext:value-type="float">
            <text:p>1501594922.29369</text:p>
          </table:table-cell>
          <table:table-cell table:style-name="ce1" office:value-type="float" office:value="3392" calcext:value-type="float">
            <text:p>3392</text:p>
          </table:table-cell>
          <table:table-cell table:style-name="ce1" office:value-type="float" office:value="0.9867674708" calcext:value-type="float">
            <text:p>0.986767470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4983.28605" calcext:value-type="float">
            <text:p>1501594983.28605</text:p>
          </table:table-cell>
          <table:table-cell table:style-name="ce1" office:value-type="float" office:value="3553" calcext:value-type="float">
            <text:p>3553</text:p>
          </table:table-cell>
          <table:table-cell table:style-name="ce1" office:value-type="float" office:value="0.9878534079" calcext:value-type="float">
            <text:p>0.9878534079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030.16803" calcext:value-type="float">
            <text:p>1501595030.16803</text:p>
          </table:table-cell>
          <table:table-cell table:style-name="ce1" office:value-type="float" office:value="3714" calcext:value-type="float">
            <text:p>3714</text:p>
          </table:table-cell>
          <table:table-cell table:style-name="ce1" office:value-type="float" office:value="0.98825562" calcext:value-type="float">
            <text:p>0.9882556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077.08203" calcext:value-type="float">
            <text:p>1501595077.08203</text:p>
          </table:table-cell>
          <table:table-cell table:style-name="ce1" office:value-type="float" office:value="3876" calcext:value-type="float">
            <text:p>3876</text:p>
          </table:table-cell>
          <table:table-cell table:style-name="ce1" office:value-type="float" office:value="0.9888589382" calcext:value-type="float">
            <text:p>0.988858938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124.04373" calcext:value-type="float">
            <text:p>1501595124.04373</text:p>
          </table:table-cell>
          <table:table-cell table:style-name="ce1" office:value-type="float" office:value="4037" calcext:value-type="float">
            <text:p>4037</text:p>
          </table:table-cell>
          <table:table-cell table:style-name="ce1" office:value-type="float" office:value="0.9894220233" calcext:value-type="float">
            <text:p>0.989422023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170.93353" calcext:value-type="float">
            <text:p>1501595170.93353</text:p>
          </table:table-cell>
          <table:table-cell table:style-name="ce1" office:value-type="float" office:value="4199" calcext:value-type="float">
            <text:p>4199</text:p>
          </table:table-cell>
          <table:table-cell table:style-name="ce1" office:value-type="float" office:value="0.9897035956" calcext:value-type="float">
            <text:p>0.989703595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231.83121" calcext:value-type="float">
            <text:p>1501595231.83121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0.9897840023" calcext:value-type="float">
            <text:p>0.989784002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278.70491" calcext:value-type="float">
            <text:p>1501595278.70491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0.9900253415" calcext:value-type="float">
            <text:p>0.990025341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325.64423" calcext:value-type="float">
            <text:p>1501595325.64423</text:p>
          </table:table-cell>
          <table:table-cell table:style-name="ce1" office:value-type="float" office:value="4684" calcext:value-type="float">
            <text:p>4684</text:p>
          </table:table-cell>
          <table:table-cell table:style-name="ce1" office:value-type="float" office:value="0.9901459813" calcext:value-type="float">
            <text:p>0.990145981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372.71732" calcext:value-type="float">
            <text:p>1501595372.71732</text:p>
          </table:table-cell>
          <table:table-cell table:style-name="ce1" office:value-type="float" office:value="4845" calcext:value-type="float">
            <text:p>4845</text:p>
          </table:table-cell>
          <table:table-cell table:style-name="ce1" office:value-type="float" office:value="0.9903068542" calcext:value-type="float">
            <text:p>0.990306854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433.77728" calcext:value-type="float">
            <text:p>1501595433.77728</text:p>
          </table:table-cell>
          <table:table-cell table:style-name="ce1" office:value-type="float" office:value="5006" calcext:value-type="float">
            <text:p>5006</text:p>
          </table:table-cell>
          <table:table-cell table:style-name="ce1" office:value-type="float" office:value="0.9905884266" calcext:value-type="float">
            <text:p>0.990588426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480.75451" calcext:value-type="float">
            <text:p>1501595480.75451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0.9905884266" calcext:value-type="float">
            <text:p>0.990588426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527.75493" calcext:value-type="float">
            <text:p>1501595527.75493</text:p>
          </table:table-cell>
          <table:table-cell table:style-name="ce1" office:value-type="float" office:value="5328" calcext:value-type="float">
            <text:p>5328</text:p>
          </table:table-cell>
          <table:table-cell table:style-name="ce1" office:value-type="float" office:value="0.9907492995" calcext:value-type="float">
            <text:p>0.990749299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574.84541" calcext:value-type="float">
            <text:p>1501595574.84541</text:p>
          </table:table-cell>
          <table:table-cell table:style-name="ce1" office:value-type="float" office:value="5489" calcext:value-type="float">
            <text:p>5489</text:p>
          </table:table-cell>
          <table:table-cell table:style-name="ce1" office:value-type="float" office:value="0.9908297658" calcext:value-type="float">
            <text:p>0.990829765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621.87772" calcext:value-type="float">
            <text:p>1501595621.87772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0.9909504056" calcext:value-type="float">
            <text:p>0.990950405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683.01122" calcext:value-type="float">
            <text:p>1501595683.01122</text:p>
          </table:table-cell>
          <table:table-cell table:style-name="ce1" office:value-type="float" office:value="5811" calcext:value-type="float">
            <text:p>5811</text:p>
          </table:table-cell>
          <table:table-cell table:style-name="ce1" office:value-type="float" office:value="0.9911515117" calcext:value-type="float">
            <text:p>0.991151511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729.90351" calcext:value-type="float">
            <text:p>1501595729.90351</text:p>
          </table:table-cell>
          <table:table-cell table:style-name="ce1" office:value-type="float" office:value="5973" calcext:value-type="float">
            <text:p>5973</text:p>
          </table:table-cell>
          <table:table-cell table:style-name="ce1" office:value-type="float" office:value="0.9912721515" calcext:value-type="float">
            <text:p>0.991272151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776.77097" calcext:value-type="float">
            <text:p>1501595776.77097</text:p>
          </table:table-cell>
          <table:table-cell table:style-name="ce1" office:value-type="float" office:value="6135" calcext:value-type="float">
            <text:p>6135</text:p>
          </table:table-cell>
          <table:table-cell table:style-name="ce1" office:value-type="float" office:value="0.9915537238" calcext:value-type="float">
            <text:p>0.991553723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823.62032" calcext:value-type="float">
            <text:p>1501595823.62032</text:p>
          </table:table-cell>
          <table:table-cell table:style-name="ce1" office:value-type="float" office:value="6297" calcext:value-type="float">
            <text:p>6297</text:p>
          </table:table-cell>
          <table:table-cell table:style-name="ce1" office:value-type="float" office:value="0.9916743636" calcext:value-type="float">
            <text:p>0.9916743636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884.54523" calcext:value-type="float">
            <text:p>1501595884.54523</text:p>
          </table:table-cell>
          <table:table-cell table:style-name="ce1" office:value-type="float" office:value="6459" calcext:value-type="float">
            <text:p>6459</text:p>
          </table:table-cell>
          <table:table-cell table:style-name="ce1" office:value-type="float" office:value="0.991795063" calcext:value-type="float">
            <text:p>0.991795063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931.44368" calcext:value-type="float">
            <text:p>1501595931.44368</text:p>
          </table:table-cell>
          <table:table-cell table:style-name="ce1" office:value-type="float" office:value="6621" calcext:value-type="float">
            <text:p>6621</text:p>
          </table:table-cell>
          <table:table-cell table:style-name="ce1" office:value-type="float" office:value="0.9918352365" calcext:value-type="float">
            <text:p>0.991835236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5978.32443" calcext:value-type="float">
            <text:p>1501595978.32443</text:p>
          </table:table-cell>
          <table:table-cell table:style-name="ce1" office:value-type="float" office:value="6783" calcext:value-type="float">
            <text:p>6783</text:p>
          </table:table-cell>
          <table:table-cell table:style-name="ce1" office:value-type="float" office:value="0.9919157028" calcext:value-type="float">
            <text:p>0.991915702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025.27392" calcext:value-type="float">
            <text:p>1501596025.27392</text:p>
          </table:table-cell>
          <table:table-cell table:style-name="ce1" office:value-type="float" office:value="6944" calcext:value-type="float">
            <text:p>6944</text:p>
          </table:table-cell>
          <table:table-cell table:style-name="ce1" office:value-type="float" office:value="0.9919961095" calcext:value-type="float">
            <text:p>0.9919961095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086.12433" calcext:value-type="float">
            <text:p>1501596086.12433</text:p>
          </table:table-cell>
          <table:table-cell table:style-name="ce1" office:value-type="float" office:value="7106" calcext:value-type="float">
            <text:p>7106</text:p>
          </table:table-cell>
          <table:table-cell table:style-name="ce1" office:value-type="float" office:value="0.9920765758" calcext:value-type="float">
            <text:p>0.992076575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133.02162" calcext:value-type="float">
            <text:p>1501596133.02162</text:p>
          </table:table-cell>
          <table:table-cell table:style-name="ce1" office:value-type="float" office:value="7268" calcext:value-type="float">
            <text:p>7268</text:p>
          </table:table-cell>
          <table:table-cell table:style-name="ce1" office:value-type="float" office:value="0.992157042" calcext:value-type="float">
            <text:p>0.99215704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179.89267" calcext:value-type="float">
            <text:p>1501596179.89267</text:p>
          </table:table-cell>
          <table:table-cell table:style-name="ce1" office:value-type="float" office:value="7430" calcext:value-type="float">
            <text:p>7430</text:p>
          </table:table-cell>
          <table:table-cell table:style-name="ce1" office:value-type="float" office:value="0.9922776818" calcext:value-type="float">
            <text:p>0.992277681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226.89962" calcext:value-type="float">
            <text:p>1501596226.89962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0.9923581481" calcext:value-type="float">
            <text:p>0.992358148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287.79305" calcext:value-type="float">
            <text:p>1501596287.79305</text:p>
          </table:table-cell>
          <table:table-cell table:style-name="ce1" office:value-type="float" office:value="7753" calcext:value-type="float">
            <text:p>7753</text:p>
          </table:table-cell>
          <table:table-cell table:style-name="ce1" office:value-type="float" office:value="0.9925994277" calcext:value-type="float">
            <text:p>0.992599427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334.8033" calcext:value-type="float">
            <text:p>1501596334.8033</text:p>
          </table:table-cell>
          <table:table-cell table:style-name="ce1" office:value-type="float" office:value="7915" calcext:value-type="float">
            <text:p>7915</text:p>
          </table:table-cell>
          <table:table-cell table:style-name="ce1" office:value-type="float" office:value="0.9925994277" calcext:value-type="float">
            <text:p>0.9925994277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381.70751" calcext:value-type="float">
            <text:p>1501596381.70751</text:p>
          </table:table-cell>
          <table:table-cell table:style-name="ce1" office:value-type="float" office:value="8076" calcext:value-type="float">
            <text:p>8076</text:p>
          </table:table-cell>
          <table:table-cell table:style-name="ce1" office:value-type="float" office:value="0.9926396608" calcext:value-type="float">
            <text:p>0.992639660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428.72302" calcext:value-type="float">
            <text:p>1501596428.72302</text:p>
          </table:table-cell>
          <table:table-cell table:style-name="ce1" office:value-type="float" office:value="8237" calcext:value-type="float">
            <text:p>8237</text:p>
          </table:table-cell>
          <table:table-cell table:style-name="ce1" office:value-type="float" office:value="0.9928005338" calcext:value-type="float">
            <text:p>0.9928005338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475.57685" calcext:value-type="float">
            <text:p>1501596475.57685</text:p>
          </table:table-cell>
          <table:table-cell table:style-name="ce1" office:value-type="float" office:value="8398" calcext:value-type="float">
            <text:p>8398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536.46536" calcext:value-type="float">
            <text:p>1501596536.46536</text:p>
          </table:table-cell>
          <table:table-cell table:style-name="ce1" office:value-type="float" office:value="8560" calcext:value-type="float">
            <text:p>8560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583.49944" calcext:value-type="float">
            <text:p>1501596583.49944</text:p>
          </table:table-cell>
          <table:table-cell table:style-name="ce1" office:value-type="float" office:value="8722" calcext:value-type="float">
            <text:p>8722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630.54651" calcext:value-type="float">
            <text:p>1501596630.54651</text:p>
          </table:table-cell>
          <table:table-cell table:style-name="ce1" office:value-type="float" office:value="8883" calcext:value-type="float">
            <text:p>8883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677.49791" calcext:value-type="float">
            <text:p>1501596677.49791</text:p>
          </table:table-cell>
          <table:table-cell table:style-name="ce1" office:value-type="float" office:value="9044" calcext:value-type="float">
            <text:p>9044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738.51714" calcext:value-type="float">
            <text:p>1501596738.51714</text:p>
          </table:table-cell>
          <table:table-cell table:style-name="ce1" office:value-type="float" office:value="9205" calcext:value-type="float">
            <text:p>9205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785.46105" calcext:value-type="float">
            <text:p>1501596785.46105</text:p>
          </table:table-cell>
          <table:table-cell table:style-name="ce1" office:value-type="float" office:value="9366" calcext:value-type="float">
            <text:p>9366</text:p>
          </table:table-cell>
          <table:table-cell table:style-name="ce1" office:value-type="float" office:value="0.9930821061" calcext:value-type="float">
            <text:p>0.9930821061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832.41931" calcext:value-type="float">
            <text:p>1501596832.41931</text:p>
          </table:table-cell>
          <table:table-cell table:style-name="ce1" office:value-type="float" office:value="9527" calcext:value-type="float">
            <text:p>9527</text:p>
          </table:table-cell>
          <table:table-cell table:style-name="ce1" office:value-type="float" office:value="0.9931223392" calcext:value-type="float">
            <text:p>0.993122339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879.93647" calcext:value-type="float">
            <text:p>1501596879.93647</text:p>
          </table:table-cell>
          <table:table-cell table:style-name="ce1" office:value-type="float" office:value="9687" calcext:value-type="float">
            <text:p>9687</text:p>
          </table:table-cell>
          <table:table-cell table:style-name="ce1" office:value-type="float" office:value="0.9931223392" calcext:value-type="float">
            <text:p>0.993122339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926.96004" calcext:value-type="float">
            <text:p>1501596926.96004</text:p>
          </table:table-cell>
          <table:table-cell table:style-name="ce1" office:value-type="float" office:value="9847" calcext:value-type="float">
            <text:p>9847</text:p>
          </table:table-cell>
          <table:table-cell table:style-name="ce1" office:value-type="float" office:value="0.9931223392" calcext:value-type="float">
            <text:p>0.9931223392</text:p>
          </table:table-cell>
          <table:table-cell table:number-columns-repeated="1021"/>
        </table:table-row>
        <table:table-row table:style-name="ro1">
          <table:table-cell table:style-name="ce1" office:value-type="float" office:value="1501596973.8591" calcext:value-type="float">
            <text:p>1501596973.859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9931625128" calcext:value-type="float">
            <text:p>0.9931625128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1:07:33.899945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6attributes10ksteps.csv" style:display-name="PageStyle_206attributes10ksteps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8T11:09:13.269412208</dc:date>
    <meta:editing-duration>PT10M15S</meta:editing-duration>
    <meta:editing-cycles>2</meta:editing-cycles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Reduction by Weight </text:p>
        </chart:title>
        <chart:plot-area chart:style-name="ch3" table:cell-range-address="'206attributes10ksteps.csv'.B2:'206attributes10ksteps.csv'.C64 '206attributes10ksteps.csv'.C1:'206attributes10ksteps.csv'.C1" chart:data-source-has-labels="row" svg:x="1.331cm" svg:y="1.275cm" svg:width="14.349cm" svg:height="6.564cm">
          <chartooo:coordinate-region svg:x="2.243cm" svg:y="1.474cm" svg:width="12.973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206attributes10ksteps.csv'.C2:'206attributes10ksteps.csv'.C64" chart:label-cell-address="'206attributes10ksteps.csv'.C1:'206attributes10ksteps.csv'.C1" chart:class="chart:scatter">
            <chart:domain table:cell-range-address="'206attributes10ksteps.csv'.B2:'206attributes10ksteps.csv'.B64"/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</text:p>
                <draw:g>
                  <svg:desc>'206attributes10ksteps.csv'.C1:'206attributes10ksteps.csv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6attributes10ksteps.csv'.B2:'206attributes10ksteps.csv'.B64</svg:desc>
                </draw:g>
              </table:table-cell>
              <table:table-cell office:value-type="float" office:value="0.7207095027">
                <text:p>0.7207095027</text:p>
                <draw:g>
                  <svg:desc>'206attributes10ksteps.csv'.C2:'206attributes10ksteps.csv'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0.8981217146">
                <text:p>0.8981217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0.8986847997">
                <text:p>0.898684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">
                <text:p>481</text:p>
              </table:table-cell>
              <table:table-cell office:value-type="float" office:value="0.9013393521">
                <text:p>0.901339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">
                <text:p>642</text:p>
              </table:table-cell>
              <table:table-cell office:value-type="float" office:value="0.9444958568">
                <text:p>0.944495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4">
                <text:p>804</text:p>
              </table:table-cell>
              <table:table-cell office:value-type="float" office:value="0.9662953019">
                <text:p>0.966295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6">
                <text:p>966</text:p>
              </table:table-cell>
              <table:table-cell office:value-type="float" office:value="0.9748220444">
                <text:p>0.9748220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7">
                <text:p>1127</text:p>
              </table:table-cell>
              <table:table-cell office:value-type="float" office:value="0.9750231504">
                <text:p>0.9750231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8">
                <text:p>1288</text:p>
              </table:table-cell>
              <table:table-cell office:value-type="float" office:value="0.9743795991">
                <text:p>0.9743795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9">
                <text:p>1449</text:p>
              </table:table-cell>
              <table:table-cell office:value-type="float" office:value="0.974701345">
                <text:p>0.97470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1">
                <text:p>1611</text:p>
              </table:table-cell>
              <table:table-cell office:value-type="float" office:value="0.9749829173">
                <text:p>0.9749829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3">
                <text:p>1773</text:p>
              </table:table-cell>
              <table:table-cell office:value-type="float" office:value="0.9754655361">
                <text:p>0.9754655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5">
                <text:p>1935</text:p>
              </table:table-cell>
              <table:table-cell office:value-type="float" office:value="0.9758677483">
                <text:p>0.9758677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7">
                <text:p>2097</text:p>
              </table:table-cell>
              <table:table-cell office:value-type="float" office:value="0.9776777029">
                <text:p>0.9776777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8">
                <text:p>2258</text:p>
              </table:table-cell>
              <table:table-cell office:value-type="float" office:value="0.9814985991">
                <text:p>0.9814985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0">
                <text:p>2420</text:p>
              </table:table-cell>
              <table:table-cell office:value-type="float" office:value="0.9823834896">
                <text:p>0.9823834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0.9829465747">
                <text:p>0.9829465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4">
                <text:p>2744</text:p>
              </table:table-cell>
              <table:table-cell office:value-type="float" office:value="0.9844748974">
                <text:p>0.984474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06">
                <text:p>2906</text:p>
              </table:table-cell>
              <table:table-cell office:value-type="float" office:value="0.9847162366">
                <text:p>0.984716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8">
                <text:p>3068</text:p>
              </table:table-cell>
              <table:table-cell office:value-type="float" office:value="0.9853597879">
                <text:p>0.9853597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30">
                <text:p>3230</text:p>
              </table:table-cell>
              <table:table-cell office:value-type="float" office:value="0.9859631062">
                <text:p>0.9859631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92">
                <text:p>3392</text:p>
              </table:table-cell>
              <table:table-cell office:value-type="float" office:value="0.9867674708">
                <text:p>0.9867674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53">
                <text:p>3553</text:p>
              </table:table-cell>
              <table:table-cell office:value-type="float" office:value="0.9878534079">
                <text:p>0.9878534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14">
                <text:p>3714</text:p>
              </table:table-cell>
              <table:table-cell office:value-type="float" office:value="0.98825562">
                <text:p>0.98825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76">
                <text:p>3876</text:p>
              </table:table-cell>
              <table:table-cell office:value-type="float" office:value="0.9888589382">
                <text:p>0.9888589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7">
                <text:p>4037</text:p>
              </table:table-cell>
              <table:table-cell office:value-type="float" office:value="0.9894220233">
                <text:p>0.9894220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99">
                <text:p>4199</text:p>
              </table:table-cell>
              <table:table-cell office:value-type="float" office:value="0.9897035956">
                <text:p>0.9897035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60">
                <text:p>4360</text:p>
              </table:table-cell>
              <table:table-cell office:value-type="float" office:value="0.9897840023">
                <text:p>0.9897840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22">
                <text:p>4522</text:p>
              </table:table-cell>
              <table:table-cell office:value-type="float" office:value="0.9900253415">
                <text:p>0.990025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84">
                <text:p>4684</text:p>
              </table:table-cell>
              <table:table-cell office:value-type="float" office:value="0.9901459813">
                <text:p>0.9901459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45">
                <text:p>4845</text:p>
              </table:table-cell>
              <table:table-cell office:value-type="float" office:value="0.9903068542">
                <text:p>0.990306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6">
                <text:p>5006</text:p>
              </table:table-cell>
              <table:table-cell office:value-type="float" office:value="0.9905884266">
                <text:p>0.9905884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7">
                <text:p>5167</text:p>
              </table:table-cell>
              <table:table-cell office:value-type="float" office:value="0.9905884266">
                <text:p>0.9905884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8">
                <text:p>5328</text:p>
              </table:table-cell>
              <table:table-cell office:value-type="float" office:value="0.9907492995">
                <text:p>0.990749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89">
                <text:p>5489</text:p>
              </table:table-cell>
              <table:table-cell office:value-type="float" office:value="0.9908297658">
                <text:p>0.9908297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0">
                <text:p>5650</text:p>
              </table:table-cell>
              <table:table-cell office:value-type="float" office:value="0.9909504056">
                <text:p>0.9909504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11">
                <text:p>5811</text:p>
              </table:table-cell>
              <table:table-cell office:value-type="float" office:value="0.9911515117">
                <text:p>0.9911515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73">
                <text:p>5973</text:p>
              </table:table-cell>
              <table:table-cell office:value-type="float" office:value="0.9912721515">
                <text:p>0.9912721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35">
                <text:p>6135</text:p>
              </table:table-cell>
              <table:table-cell office:value-type="float" office:value="0.9915537238">
                <text:p>0.9915537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7">
                <text:p>6297</text:p>
              </table:table-cell>
              <table:table-cell office:value-type="float" office:value="0.9916743636">
                <text:p>0.9916743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59">
                <text:p>6459</text:p>
              </table:table-cell>
              <table:table-cell office:value-type="float" office:value="0.991795063">
                <text:p>0.991795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21">
                <text:p>6621</text:p>
              </table:table-cell>
              <table:table-cell office:value-type="float" office:value="0.9918352365">
                <text:p>0.9918352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83">
                <text:p>6783</text:p>
              </table:table-cell>
              <table:table-cell office:value-type="float" office:value="0.9919157028">
                <text:p>0.9919157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44">
                <text:p>6944</text:p>
              </table:table-cell>
              <table:table-cell office:value-type="float" office:value="0.9919961095">
                <text:p>0.9919961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06">
                <text:p>7106</text:p>
              </table:table-cell>
              <table:table-cell office:value-type="float" office:value="0.9920765758">
                <text:p>0.9920765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68">
                <text:p>7268</text:p>
              </table:table-cell>
              <table:table-cell office:value-type="float" office:value="0.992157042">
                <text:p>0.992157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30">
                <text:p>7430</text:p>
              </table:table-cell>
              <table:table-cell office:value-type="float" office:value="0.9922776818">
                <text:p>0.9922776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92">
                <text:p>7592</text:p>
              </table:table-cell>
              <table:table-cell office:value-type="float" office:value="0.9923581481">
                <text:p>0.9923581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53">
                <text:p>7753</text:p>
              </table:table-cell>
              <table:table-cell office:value-type="float" office:value="0.9925994277">
                <text:p>0.9925994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15">
                <text:p>7915</text:p>
              </table:table-cell>
              <table:table-cell office:value-type="float" office:value="0.9925994277">
                <text:p>0.9925994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76">
                <text:p>8076</text:p>
              </table:table-cell>
              <table:table-cell office:value-type="float" office:value="0.9926396608">
                <text:p>0.9926396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37">
                <text:p>8237</text:p>
              </table:table-cell>
              <table:table-cell office:value-type="float" office:value="0.9928005338">
                <text:p>0.9928005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98">
                <text:p>8398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60">
                <text:p>8560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22">
                <text:p>8722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83">
                <text:p>8883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44">
                <text:p>9044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05">
                <text:p>9205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66">
                <text:p>9366</text:p>
              </table:table-cell>
              <table:table-cell office:value-type="float" office:value="0.9930821061">
                <text:p>0.9930821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27">
                <text:p>9527</text:p>
              </table:table-cell>
              <table:table-cell office:value-type="float" office:value="0.9931223392">
                <text:p>0.9931223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87">
                <text:p>9687</text:p>
              </table:table-cell>
              <table:table-cell office:value-type="float" office:value="0.9931223392">
                <text:p>0.9931223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47">
                <text:p>9847</text:p>
              </table:table-cell>
              <table:table-cell office:value-type="float" office:value="0.9931223392">
                <text:p>0.993122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">
                <text:p>10000</text:p>
              </table:table-cell>
              <table:table-cell office:value-type="float" office:value="0.9931625128">
                <text:p>0.9931625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